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000000039942A87A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6.228in" draw:z-index="0"><draw:image xlink:href="Pictures/10000201000004000000039942A87AB8.png" xlink:type="simple" xlink:show="embed" xlink:actuate="onLoad"/></draw:frame>I will probably use RGB, since I understand how that works b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Catlett</meta:initial-creator>
    <meta:creation-date>2017-02-14T22:01:31.53</meta:creation-date>
    <dc:date>2017-02-14T22:02:39.88</dc:date>
    <dc:creator>Daniel Catlett</dc:creator>
    <meta:editing-duration>PT1M9S</meta:editing-duration>
    <meta:editing-cycles>1</meta:editing-cycles>
    <meta:generator>OpenOffice/4.1.2$Win32 OpenOffice.org_project/412m3$Build-9782</meta:generator>
    <meta:document-statistic meta:table-count="0" meta:image-count="1" meta:object-count="0" meta:page-count="1" meta:paragraph-count="1" meta:word-count="12" meta:character-count="64"/>
  </office:meta>
</office:document-meta>
</file>